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511cm" table:align="left"/>
    </style:style>
    <style:style style:name="Tableau2.A" style:family="table-column">
      <style:table-column-properties style:column-width="4.163cm"/>
    </style:style>
    <style:style style:name="Tableau2.B" style:family="table-column">
      <style:table-column-properties style:column-width="1.69cm"/>
    </style:style>
    <style:style style:name="Tableau2.C" style:family="table-column">
      <style:table-column-properties style:column-width="4.068cm"/>
    </style:style>
    <style:style style:name="Tableau2.D" style:family="table-column">
      <style:table-column-properties style:column-width="3.591cm"/>
    </style:style>
    <style:style style:name="Tableau2.A1" style:family="table-cell">
      <style:table-cell-properties style:vertical-align="bottom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eau2.D1" style:family="table-cell">
      <style:table-cell-properties style:vertical-align="bottom" style:border-line-width="0cm 0.004cm 0.002cm" fo:padding="0.049cm" fo:border="0.05pt double #808080"/>
    </style:style>
    <style:style style:name="Tableau2.A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3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3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4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4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5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5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6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6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7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7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8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8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19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19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20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20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21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21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.A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B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C22" style:family="table-cell">
      <style:table-cell-properties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D22" style:family="table-cell">
      <style:table-cell-properties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Code">
      <style:text-properties officeooo:rsid="0011977d" officeooo:paragraph-rsid="0011977d"/>
    </style:style>
    <style:style style:name="P2" style:family="paragraph" style:parent-style-name="Code">
      <style:text-properties officeooo:paragraph-rsid="00232aa9"/>
    </style:style>
    <style:style style:name="P3" style:family="paragraph" style:parent-style-name="Code">
      <style:text-properties officeooo:paragraph-rsid="00257107"/>
    </style:style>
    <style:style style:name="P4" style:family="paragraph" style:parent-style-name="Heading_20_2">
      <style:text-properties officeooo:rsid="0021734e" officeooo:paragraph-rsid="0021734e"/>
    </style:style>
    <style:style style:name="P5" style:family="paragraph" style:parent-style-name="Heading_20_2">
      <style:text-properties officeooo:paragraph-rsid="00257107"/>
    </style:style>
    <style:style style:name="P6" style:family="paragraph" style:parent-style-name="Text_20_body">
      <style:text-properties officeooo:rsid="000eab73" officeooo:paragraph-rsid="000eab73"/>
    </style:style>
    <style:style style:name="P7" style:family="paragraph" style:parent-style-name="Text_20_body" style:list-style-name="L1">
      <style:text-properties officeooo:rsid="000eab73" officeooo:paragraph-rsid="000eab73"/>
    </style:style>
    <style:style style:name="P8" style:family="paragraph" style:parent-style-name="Text_20_body" style:list-style-name="L2">
      <style:text-properties officeooo:rsid="000eab73" officeooo:paragraph-rsid="000eab73"/>
    </style:style>
    <style:style style:name="P9" style:family="paragraph" style:parent-style-name="Text_20_body">
      <style:text-properties officeooo:rsid="00108f44" officeooo:paragraph-rsid="00108f44"/>
    </style:style>
    <style:style style:name="P10" style:family="paragraph" style:parent-style-name="Text_20_body">
      <style:text-properties officeooo:rsid="0011977d" officeooo:paragraph-rsid="0011977d"/>
    </style:style>
    <style:style style:name="P11" style:family="paragraph" style:parent-style-name="Text_20_body">
      <style:text-properties officeooo:rsid="001235ab" officeooo:paragraph-rsid="001235ab"/>
    </style:style>
    <style:style style:name="P12" style:family="paragraph" style:parent-style-name="Text_20_body">
      <style:text-properties officeooo:paragraph-rsid="00124d84"/>
    </style:style>
    <style:style style:name="P13" style:family="paragraph" style:parent-style-name="Text_20_body">
      <style:text-properties officeooo:rsid="0014209e" officeooo:paragraph-rsid="0014209e"/>
    </style:style>
    <style:style style:name="P14" style:family="paragraph" style:parent-style-name="Text_20_body">
      <style:text-properties officeooo:rsid="0015852b" officeooo:paragraph-rsid="0015852b"/>
    </style:style>
    <style:style style:name="P15" style:family="paragraph" style:parent-style-name="Text_20_body">
      <style:text-properties officeooo:rsid="00169bc2" officeooo:paragraph-rsid="00169bc2"/>
    </style:style>
    <style:style style:name="P16" style:family="paragraph" style:parent-style-name="Text_20_body">
      <style:text-properties officeooo:rsid="00187679" officeooo:paragraph-rsid="00187679"/>
    </style:style>
    <style:style style:name="P17" style:family="paragraph" style:parent-style-name="Text_20_body">
      <style:text-properties officeooo:paragraph-rsid="0014209e"/>
    </style:style>
    <style:style style:name="P18" style:family="paragraph" style:parent-style-name="Text_20_body">
      <style:text-properties officeooo:rsid="0019ffca" officeooo:paragraph-rsid="0019ffca"/>
    </style:style>
    <style:style style:name="P19" style:family="paragraph" style:parent-style-name="Text_20_body">
      <style:text-properties officeooo:rsid="001a1e55" officeooo:paragraph-rsid="001a1e55"/>
    </style:style>
    <style:style style:name="P20" style:family="paragraph" style:parent-style-name="Text_20_body">
      <style:text-properties officeooo:rsid="001a2da8" officeooo:paragraph-rsid="001a2da8"/>
    </style:style>
    <style:style style:name="P21" style:family="paragraph" style:parent-style-name="Text_20_body">
      <style:paragraph-properties fo:text-align="start" style:justify-single-word="false"/>
      <style:text-properties officeooo:rsid="001a2da8" officeooo:paragraph-rsid="001a2da8"/>
    </style:style>
    <style:style style:name="P22" style:family="paragraph" style:parent-style-name="Text_20_body">
      <style:text-properties officeooo:rsid="001d73e3" officeooo:paragraph-rsid="001d73e3"/>
    </style:style>
    <style:style style:name="P23" style:family="paragraph" style:parent-style-name="Text_20_body">
      <style:text-properties officeooo:rsid="002053ea" officeooo:paragraph-rsid="002053ea"/>
    </style:style>
    <style:style style:name="P24" style:family="paragraph" style:parent-style-name="Text_20_body">
      <style:text-properties officeooo:rsid="00216dea" officeooo:paragraph-rsid="00216dea"/>
    </style:style>
    <style:style style:name="P25" style:family="paragraph" style:parent-style-name="Text_20_body">
      <style:text-properties officeooo:rsid="0021734e" officeooo:paragraph-rsid="0021734e"/>
    </style:style>
    <style:style style:name="P26" style:family="paragraph" style:parent-style-name="Text_20_body">
      <style:text-properties officeooo:rsid="00225fae" officeooo:paragraph-rsid="00225fae"/>
    </style:style>
    <style:style style:name="P27" style:family="paragraph" style:parent-style-name="Text_20_body" style:list-style-name="L4">
      <style:text-properties officeooo:paragraph-rsid="00225fae"/>
    </style:style>
    <style:style style:name="P28" style:family="paragraph" style:parent-style-name="Text_20_body" style:list-style-name="L5">
      <style:text-properties officeooo:paragraph-rsid="00225fae"/>
    </style:style>
    <style:style style:name="P29" style:family="paragraph" style:parent-style-name="Text_20_body">
      <style:text-properties officeooo:rsid="00232aa9" officeooo:paragraph-rsid="00232aa9"/>
    </style:style>
    <style:style style:name="P30" style:family="paragraph" style:parent-style-name="Text_20_body">
      <style:text-properties officeooo:rsid="00245e5f" officeooo:paragraph-rsid="00245e5f"/>
    </style:style>
    <style:style style:name="P31" style:family="paragraph" style:parent-style-name="Text_20_body">
      <style:text-properties officeooo:rsid="0025d54b" officeooo:paragraph-rsid="0025d54b"/>
    </style:style>
    <style:style style:name="P32" style:family="paragraph" style:parent-style-name="Text_20_body">
      <style:paragraph-properties fo:text-align="center" style:justify-single-word="false"/>
      <style:text-properties fo:font-style="italic" officeooo:rsid="0027261b" officeooo:paragraph-rsid="0027261b" style:font-style-asian="italic" style:font-style-complex="italic"/>
    </style:style>
    <style:style style:name="P33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officeooo:rsid="0027261b" officeooo:paragraph-rsid="0027261b" style:font-style-asian="normal" style:font-style-complex="normal"/>
    </style:style>
    <style:style style:name="P34" style:family="paragraph" style:parent-style-name="Citation">
      <style:paragraph-properties fo:line-height="50%"/>
    </style:style>
    <style:style style:name="P35" style:family="paragraph" style:parent-style-name="Title">
      <style:text-properties style:font-name="Bitstream Charter"/>
    </style:style>
    <style:style style:name="P36" style:family="paragraph" style:parent-style-name="Table_20_Contents">
      <style:text-properties officeooo:rsid="00187679" officeooo:paragraph-rsid="00187679"/>
    </style:style>
    <style:style style:name="P37" style:family="paragraph" style:parent-style-name="Table_20_Contents">
      <style:paragraph-properties fo:text-align="center" style:justify-single-word="false"/>
      <style:text-properties officeooo:rsid="00187679" officeooo:paragraph-rsid="00187679"/>
    </style:style>
    <style:style style:name="P38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Heading_20_1">
      <style:text-properties officeooo:rsid="0014209e" officeooo:paragraph-rsid="0014209e"/>
    </style:style>
    <style:style style:name="P41" style:family="paragraph" style:parent-style-name="Heading_20_1">
      <style:text-properties officeooo:rsid="00187679" officeooo:paragraph-rsid="00187679"/>
    </style:style>
    <style:style style:name="P42" style:family="paragraph" style:parent-style-name="Heading_20_1">
      <style:text-properties officeooo:rsid="0025d54b" officeooo:paragraph-rsid="0025d54b"/>
    </style:style>
    <style:style style:name="P43" style:family="paragraph" style:parent-style-name="Table_20_Heading">
      <style:paragraph-properties fo:text-align="start" style:justify-single-word="false"/>
    </style:style>
    <style:style style:name="T1" style:family="text">
      <style:text-properties officeooo:rsid="000eab73"/>
    </style:style>
    <style:style style:name="T2" style:family="text">
      <style:text-properties officeooo:rsid="0011977d"/>
    </style:style>
    <style:style style:name="T3" style:family="text">
      <style:text-properties officeooo:rsid="001235ab"/>
    </style:style>
    <style:style style:name="T4" style:family="text">
      <style:text-properties officeooo:rsid="00124d84"/>
    </style:style>
    <style:style style:name="T5" style:family="text">
      <style:text-properties officeooo:rsid="0015852b"/>
    </style:style>
    <style:style style:name="T6" style:family="text">
      <style:text-properties officeooo:rsid="00169bc2"/>
    </style:style>
    <style:style style:name="T7" style:family="text">
      <style:text-properties officeooo:rsid="001a1e55"/>
    </style:style>
    <style:style style:name="T8" style:family="text">
      <style:text-properties officeooo:rsid="001a2da8"/>
    </style:style>
    <style:style style:name="T9" style:family="text">
      <style:text-properties officeooo:rsid="001d73e3"/>
    </style:style>
    <style:style style:name="T10" style:family="text">
      <style:text-properties officeooo:rsid="0021734e"/>
    </style:style>
    <style:style style:name="T11" style:family="text">
      <style:text-properties officeooo:rsid="00225f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NT Mongo<text:span text:style-name="T1">d</text:span>b</text:p>
      <text:h text:style-name="P42" text:outline-level="1">Références</text:h>
      <text:p text:style-name="P31">https://docs.mongodb.com/manual/</text:p>
      <text:h text:style-name="P41" text:outline-level="1">Généralités</text:h>
      <text:p text:style-name="P16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7">NoSQL</text:p>
          </table:table-cell>
          <table:table-cell table:style-name="Tableau1.B1" office:value-type="string">
            <text:p text:style-name="P37">SQL</text:p>
          </table:table-cell>
        </table:table-row>
        <table:table-row>
          <table:table-cell table:style-name="Tableau1.A2" office:value-type="string">
            <text:p text:style-name="P36">collections</text:p>
          </table:table-cell>
          <table:table-cell table:style-name="Tableau1.B2" office:value-type="string">
            <text:p text:style-name="P36">table</text:p>
          </table:table-cell>
        </table:table-row>
        <table:table-row>
          <table:table-cell table:style-name="Tableau1.A2" office:value-type="string">
            <text:p text:style-name="P36">document</text:p>
          </table:table-cell>
          <table:table-cell table:style-name="Tableau1.B2" office:value-type="string">
            <text:p text:style-name="P36">ligne</text:p>
          </table:table-cell>
        </table:table-row>
      </table:table>
      <text:p text:style-name="P22"/>
      <text:p text:style-name="P22">Un document json ne doit pas dépasser 16Mo.</text:p>
      <text:h text:style-name="Heading_20_1" text:outline-level="1">Installation</text:h>
      <text:p text:style-name="P6">Installation avec apt</text:p>
      <text:p text:style-name="Code"># apt install mongodb</text:p>
      <text:h text:style-name="Heading_20_1" text:outline-level="1">Configuration</text:h>
      <text:p text:style-name="P6">Le fichier de configuration de mongod (server) se trouve dans /etc/mongod.conf</text:p>
      <text:p text:style-name="P6">On y retrouve</text:p>
      <text:list xml:id="list7299787489470206275" text:style-name="L1">
        <text:list-item>
          <text:p text:style-name="P7">dbpath : le stockage de la base de donnée</text:p>
        </text:list-item>
      </text:list>
      <text:p text:style-name="Citation">dbpath=/home/vpannier/mongodb/data</text:p>
      <text:list xml:id="list161734073366090" text:continue-numbering="true" text:style-name="L1">
        <text:list-item>
          <text:p text:style-name="P7">logpath : le stockage des logs du server</text:p>
        </text:list-item>
      </text:list>
      <text:p text:style-name="Citation">logpath=/var/log/mongodb/mongodb.log</text:p>
      <text:list xml:id="list161734898061507" text:continue-numbering="true" text:style-name="L1">
        <text:list-item>
          <text:p text:style-name="P7">@ip : l’adresse ip du server</text:p>
        </text:list-item>
      </text:list>
      <text:p text:style-name="Citation">bind_ip = 127.0.0.1</text:p>
      <text:list xml:id="list6536156166241216392" text:style-name="L2">
        <text:list-item>
          <text:p text:style-name="P8">port : le port par défaut est le 27017</text:p>
        </text:list-item>
      </text:list>
      <text:p text:style-name="Citation">port = 27017</text:p>
      <text:h text:style-name="P40" text:outline-level="1">Démarrage du serveur</text:h>
      <text:p text:style-name="P13">Lors du démarrage du serveur il est possible de spécifier </text:p>
      <text:p text:style-name="P17"/>
      <text:h text:style-name="Heading_20_1" text:outline-level="1"><text:soft-page-break/>Démarrage du client</text:h>
      <text:p text:style-name="Code"># mongo</text:p>
      <text:p text:style-name="P12"><text:span text:style-name="T4">Cela ouvre un terminal mongo javascript.</text:span></text:p>
      <text:h text:style-name="Heading_20_1" text:outline-level="1">Mongodb client</text:h>
      <text:h text:style-name="Heading_20_2" text:outline-level="2"><text:span text:style-name="T5">Requêtes</text:span> de base</text:h>
      <text:p text:style-name="P9">Créer une base de donnée</text:p>
      <text:p text:style-name="Code">&gt; use db_name </text:p>
      <text:p text:style-name="P9">Insérer <text:s/>des données <text:span text:style-name="T9">(simple)</text:span></text:p>
      <text:p text:style-name="Code">&gt; db.personne.insert({prenom:nicolas})</text:p>
      <text:p text:style-name="Citation">{ "_id" : ObjectId("5a65c3e7ab961228270d3cff"), "prenom" : "nicolas" }</text:p>
      <text:p text:style-name="P22">Insérer des données (avec une liste)</text:p>
      <text:p text:style-name="Code">&gt; db.accounts.insert({name:"George", favorites:["ice cream", "pretzels"]})</text:p>
      <text:p text:style-name="P9">Si l’id n’est pas spécifié, un id est généré automatiquement.</text:p>
      <text:p text:style-name="Code">&gt; db.personne.insert({_id:4,prenom:"Aston", nom:"Martin"})</text:p>
      <text:p text:style-name="Citation">{ "_id" : 4, "prenom" : "Aston", "nom" : "Martin" }</text:p>
      <text:p text:style-name="P9"><text:span text:style-name="T2">Save des </text:span>données</text:p>
      <text:p text:style-name="Code">db.personne.save({_id:4, prenom:"Jean",nom:"Paul"})</text:p>
      <text:p text:style-name="P10">Si la méthode save n’a pas d’id, elle ajoute une ligne.</text:p>
      <text:p text:style-name="Code"><text:span text:style-name="T2">&gt; </text:span>db.personne.save({prenom:"Luc",nom:"Larue"})</text:p>
      <text:p text:style-name="Citation">{ "_id" : ObjectId("5a65c708ab961228270d3d02"), "prenom" : "Luc", "nom" : "Larue" }</text:p>
      <text:p text:style-name="P10">Update des données</text:p>
      <text:p text:style-name="Code"><text:span text:style-name="T2">&gt; </text:span>db.personne.update({nom:"geraud"},{prenom:"nicolas",nom:"Jean"})</text:p>
      <text:p text:style-name="P1">&gt; db.personne.update({prenom:"nicolas"},{nom:"Marc"})</text:p>
      <text:p text:style-name="P11">Modification des données avec insertion si aucun document trouvé.</text:p>
      <text:p text:style-name="Code"><text:span text:style-name="T3">&gt;</text:span> db.personne.update({prenom:"Robert"},{$set:{prenom:"Alpha",nom:"Beta"}},{upsert:true})</text:p>
      <text:p text:style-name="P15">Effacer un champ</text:p>
      <text:p text:style-name="Code">&gt; db.users.update({ _id: x }, { $unset: { contacts: "" } })</text:p>
      <text:p text:style-name="P11">Supprimer <text:span text:style-name="T6">un document</text:span></text:p>
      <text:p text:style-name="Code"><text:span text:style-name="T3">&gt;</text:span> db.personne.remove({prenom:"Victor"})</text:p>
      <text:p text:style-name="P11"/>
      <text:p text:style-name="P11"><text:soft-page-break/>Supprimer tous les documents</text:p>
      <text:p text:style-name="Code">&gt; db.personne.remove({})</text:p>
      <text:p text:style-name="P14">Supprimer <text:span text:style-name="T6">la</text:span> base de donnée<text:span text:style-name="T6">s courrante</text:span>.</text:p>
      <text:p text:style-name="Code">&gt; db.dropDatabase()</text:p>
      <text:p text:style-name="P15">Afficher les collections (table en bdd relationnelle)</text:p>
      <text:p text:style-name="Code">&gt; show collections</text:p>
      <text:p text:style-name="P15">Renommer une collection</text:p>
      <text:p text:style-name="Code"><text:span text:style-name="T6">&gt; </text:span>db.oldname.renameCollection("newname")</text:p>
      <text:p text:style-name="P18">Renommer un champ</text:p>
      <text:p text:style-name="Code">&gt; db.users.update({}, { $rename: { "ancien_nom": "nouveau_nom" } }, { multi: true })</text:p>
      <text:p text:style-name="P15">Effacer une collections</text:p>
      <text:p text:style-name="Code">&gt; db.contacts.drop()</text:p>
      <text:h text:style-name="Heading_20_1" text:outline-level="1">Requêtes avancées</text:h>
      <text:h text:style-name="Heading_20_2" text:outline-level="2">$lt et $gt (lesser than et gretter than)</text:h>
      <text:p text:style-name="Code">&gt; db.grades.find({score:{$gt:95},type:"quiz"})</text:p>
      <text:p text:style-name="Code">&gt; db.grades.find({score:{$gt:85,$lt:95},type:"quiz"})</text:p>
      <text:p text:style-name="P19">$lt et $gt fonctionnent sur les String</text:p>
      <text:p text:style-name="Code">&gt; db.people.find({name:{$gt:"D"}})</text:p>
      <text:h text:style-name="Heading_20_2" text:outline-level="2">$exists</text:h>
      <text:p text:style-name="Code">&gt; db.people.find({profession:{$exists:true}})</text:p>
      <text:p text:style-name="Code"><text:span text:style-name="T7">&gt; </text:span>db.people.find({profession:{$exists:false}})</text:p>
      <text:h text:style-name="Heading_20_2" text:outline-level="2">$type</text:h>
      <text:p text:style-name="Code">&gt; db.people.find({name:{$type:2}})</text:p>
      <text:p text:style-name="Code">&gt; db.people.find({name:{$type:"string"}})</text:p>
      <text:p text:style-name="P20">Il est possible d’identifier le type, soit avec son chiffre (2 = String) ou avec son libellé.</text:p>
      <text:p text:style-name="P20"/>
      <text:p text:style-name="P20"/>
      <text:p text:style-name="P21"/>
      <text:p text:style-name="P21"/>
      <text:p text:style-name="P33"><text:soft-page-break/>Mongodb typ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43"/>
              <text:p text:style-name="P43">Type</text:p>
            </table:table-cell>
            <table:table-cell table:style-name="Tableau2.A1" office:value-type="string">
              <text:p text:style-name="P43">Number</text:p>
            </table:table-cell>
            <table:table-cell table:style-name="Tableau2.A1" office:value-type="string">
              <text:p text:style-name="P43">Alias</text:p>
            </table:table-cell>
            <table:table-cell table:style-name="Tableau2.D1" office:value-type="string">
              <text:p text:style-name="P43">Notes</text:p>
            </table:table-cell>
          </table:table-row>
        </table:table-header-rows>
        <table:table-row>
          <table:table-cell table:style-name="Tableau2.A21" office:value-type="string">
            <text:p text:style-name="P39">Double</text:p>
          </table:table-cell>
          <table:table-cell table:style-name="Tableau2.B21" office:value-type="string">
            <text:p text:style-name="P39">1</text:p>
          </table:table-cell>
          <table:table-cell table:style-name="Tableau2.C21" office:value-type="string">
            <text:p text:style-name="P39">“double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String</text:p>
          </table:table-cell>
          <table:table-cell table:style-name="Tableau2.B21" office:value-type="string">
            <text:p text:style-name="P39">2</text:p>
          </table:table-cell>
          <table:table-cell table:style-name="Tableau2.C21" office:value-type="string">
            <text:p text:style-name="P39">“string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Object</text:p>
          </table:table-cell>
          <table:table-cell table:style-name="Tableau2.B21" office:value-type="string">
            <text:p text:style-name="P39">3</text:p>
          </table:table-cell>
          <table:table-cell table:style-name="Tableau2.C21" office:value-type="string">
            <text:p text:style-name="P39">“object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Array</text:p>
          </table:table-cell>
          <table:table-cell table:style-name="Tableau2.B21" office:value-type="string">
            <text:p text:style-name="P39">4</text:p>
          </table:table-cell>
          <table:table-cell table:style-name="Tableau2.C21" office:value-type="string">
            <text:p text:style-name="P39">“array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Binary data</text:p>
          </table:table-cell>
          <table:table-cell table:style-name="Tableau2.B21" office:value-type="string">
            <text:p text:style-name="P39">5</text:p>
          </table:table-cell>
          <table:table-cell table:style-name="Tableau2.C21" office:value-type="string">
            <text:p text:style-name="P39">“binData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Undefined</text:p>
          </table:table-cell>
          <table:table-cell table:style-name="Tableau2.B21" office:value-type="string">
            <text:p text:style-name="P39">6</text:p>
          </table:table-cell>
          <table:table-cell table:style-name="Tableau2.C21" office:value-type="string">
            <text:p text:style-name="P39">“undefined”</text:p>
          </table:table-cell>
          <table:table-cell table:style-name="Tableau2.D21" office:value-type="string">
            <text:p text:style-name="P39">Deprecated.</text:p>
          </table:table-cell>
        </table:table-row>
        <table:table-row>
          <table:table-cell table:style-name="Tableau2.A21" office:value-type="string">
            <text:p text:style-name="P39">ObjectId</text:p>
          </table:table-cell>
          <table:table-cell table:style-name="Tableau2.B21" office:value-type="string">
            <text:p text:style-name="P39">7</text:p>
          </table:table-cell>
          <table:table-cell table:style-name="Tableau2.C21" office:value-type="string">
            <text:p text:style-name="P39">“objectId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Boolean</text:p>
          </table:table-cell>
          <table:table-cell table:style-name="Tableau2.B21" office:value-type="string">
            <text:p text:style-name="P39">8</text:p>
          </table:table-cell>
          <table:table-cell table:style-name="Tableau2.C21" office:value-type="string">
            <text:p text:style-name="P39">“bool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Date</text:p>
          </table:table-cell>
          <table:table-cell table:style-name="Tableau2.B21" office:value-type="string">
            <text:p text:style-name="P39">9</text:p>
          </table:table-cell>
          <table:table-cell table:style-name="Tableau2.C21" office:value-type="string">
            <text:p text:style-name="P39">“date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Null</text:p>
          </table:table-cell>
          <table:table-cell table:style-name="Tableau2.B21" office:value-type="string">
            <text:p text:style-name="P39">10</text:p>
          </table:table-cell>
          <table:table-cell table:style-name="Tableau2.C21" office:value-type="string">
            <text:p text:style-name="P39">“null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Regular Expression</text:p>
          </table:table-cell>
          <table:table-cell table:style-name="Tableau2.B21" office:value-type="string">
            <text:p text:style-name="P39">11</text:p>
          </table:table-cell>
          <table:table-cell table:style-name="Tableau2.C21" office:value-type="string">
            <text:p text:style-name="P39">“regex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DBPointer</text:p>
          </table:table-cell>
          <table:table-cell table:style-name="Tableau2.B21" office:value-type="string">
            <text:p text:style-name="P39">12</text:p>
          </table:table-cell>
          <table:table-cell table:style-name="Tableau2.C21" office:value-type="string">
            <text:p text:style-name="P39">“dbPointer”</text:p>
          </table:table-cell>
          <table:table-cell table:style-name="Tableau2.D21" office:value-type="string">
            <text:p text:style-name="P39">Deprecated.</text:p>
          </table:table-cell>
        </table:table-row>
        <table:table-row>
          <table:table-cell table:style-name="Tableau2.A21" office:value-type="string">
            <text:p text:style-name="P39">JavaScript</text:p>
          </table:table-cell>
          <table:table-cell table:style-name="Tableau2.B21" office:value-type="string">
            <text:p text:style-name="P39">13</text:p>
          </table:table-cell>
          <table:table-cell table:style-name="Tableau2.C21" office:value-type="string">
            <text:p text:style-name="P39">“javascript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Symbol</text:p>
          </table:table-cell>
          <table:table-cell table:style-name="Tableau2.B21" office:value-type="string">
            <text:p text:style-name="P39">14</text:p>
          </table:table-cell>
          <table:table-cell table:style-name="Tableau2.C21" office:value-type="string">
            <text:p text:style-name="P39">“symbol”</text:p>
          </table:table-cell>
          <table:table-cell table:style-name="Tableau2.D21" office:value-type="string">
            <text:p text:style-name="P39">Deprecated.</text:p>
          </table:table-cell>
        </table:table-row>
        <table:table-row>
          <table:table-cell table:style-name="Tableau2.A21" office:value-type="string">
            <text:p text:style-name="P39">JavaScript (with scope)</text:p>
          </table:table-cell>
          <table:table-cell table:style-name="Tableau2.B21" office:value-type="string">
            <text:p text:style-name="P39">15</text:p>
          </table:table-cell>
          <table:table-cell table:style-name="Tableau2.C21" office:value-type="string">
            <text:p text:style-name="P39">“javascriptWithScope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32-bit integer</text:p>
          </table:table-cell>
          <table:table-cell table:style-name="Tableau2.B21" office:value-type="string">
            <text:p text:style-name="P39">16</text:p>
          </table:table-cell>
          <table:table-cell table:style-name="Tableau2.C21" office:value-type="string">
            <text:p text:style-name="P39">“int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Timestamp</text:p>
          </table:table-cell>
          <table:table-cell table:style-name="Tableau2.B21" office:value-type="string">
            <text:p text:style-name="P39">17</text:p>
          </table:table-cell>
          <table:table-cell table:style-name="Tableau2.C21" office:value-type="string">
            <text:p text:style-name="P39">“timestamp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64-bit integer</text:p>
          </table:table-cell>
          <table:table-cell table:style-name="Tableau2.B21" office:value-type="string">
            <text:p text:style-name="P39">18</text:p>
          </table:table-cell>
          <table:table-cell table:style-name="Tableau2.C21" office:value-type="string">
            <text:p text:style-name="P39">“long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1" office:value-type="string">
            <text:p text:style-name="P39">Decimal128</text:p>
          </table:table-cell>
          <table:table-cell table:style-name="Tableau2.B21" office:value-type="string">
            <text:p text:style-name="P39">19</text:p>
          </table:table-cell>
          <table:table-cell table:style-name="Tableau2.C21" office:value-type="string">
            <text:p text:style-name="P39">“decimal”</text:p>
          </table:table-cell>
          <table:table-cell table:style-name="Tableau2.D21" office:value-type="string">
            <text:p text:style-name="P39">New in version 3.4.</text:p>
          </table:table-cell>
        </table:table-row>
        <table:table-row>
          <table:table-cell table:style-name="Tableau2.A21" office:value-type="string">
            <text:p text:style-name="P39">Min key</text:p>
          </table:table-cell>
          <table:table-cell table:style-name="Tableau2.B21" office:value-type="string">
            <text:p text:style-name="P39">-1</text:p>
          </table:table-cell>
          <table:table-cell table:style-name="Tableau2.C21" office:value-type="string">
            <text:p text:style-name="P39">“minKey”</text:p>
          </table:table-cell>
          <table:table-cell table:style-name="Tableau2.D21" office:value-type="string">
            <text:p text:style-name="P39"/>
          </table:table-cell>
        </table:table-row>
        <table:table-row>
          <table:table-cell table:style-name="Tableau2.A22" office:value-type="string">
            <text:p text:style-name="P39">Max key</text:p>
          </table:table-cell>
          <table:table-cell table:style-name="Tableau2.B22" office:value-type="string">
            <text:p text:style-name="P39">127</text:p>
          </table:table-cell>
          <table:table-cell table:style-name="Tableau2.C22" office:value-type="string">
            <text:p text:style-name="P39">“maxKey”</text:p>
          </table:table-cell>
          <table:table-cell table:style-name="Tableau2.D22" office:value-type="string">
            <text:p text:style-name="P38"/>
          </table:table-cell>
        </table:table-row>
      </table:table>
      <text:p text:style-name="P32"/>
      <text:h text:style-name="Heading_20_2" text:outline-level="2">$regex</text:h>
      <text:p text:style-name="P20">Toutes les valuers du champ « name » contenant la lettre « a »</text:p>
      <text:p text:style-name="Code">&gt; db.people.find({name:{$regex:"a"}})</text:p>
      <text:p text:style-name="Text_20_body">Commencant par la lettre « <text:span text:style-name="T8">e</text:span> »</text:p>
      <text:p text:style-name="Code">&gt; db.people.find({name:{$regex:"e$"}})</text:p>
      <text:p text:style-name="Text_20_body">Se terminant par la lettre « C »</text:p>
      <text:p text:style-name="Code">&gt; db.people.find({name:{$regex:"^C"}})</text:p>
      <text:h text:style-name="Heading_20_2" text:outline-level="2">$or</text:h>
      <text:p text:style-name="Code">&gt; db.people.find({$or:[{name:{$regex:"e$"}},{age:{$exists:true}}]})</text:p>
      <text:h text:style-name="Heading_20_2" text:outline-level="2">$and</text:h>
      <text:p text:style-name="Code">&gt; db.people.find({$and:[{name:{$gt:"C"}},{name:{$regex:"a"}}]})</text:p>
      <text:h text:style-name="Heading_20_2" text:outline-level="2"><text:soft-page-break/>Requête sur les listes</text:h>
      <text:p text:style-name="Code">&gt; db.accounts.find({favorites:"beer",name:{$gt:"H"}})</text:p>
      <text:h text:style-name="Heading_20_2" text:outline-level="2">$in</text:h>
      <text:p text:style-name="P23">Tous documents ayant « favorites » contenant la valeur « beer » et  « pretzels ».</text:p>
      <text:p text:style-name="Code">&gt; db.accounts.find({favorites : { $all : ["pretzels","beer"]} })</text:p>
      <text:h text:style-name="Heading_20_2" text:outline-level="2">$all</text:h>
      <text:p text:style-name="P23">Tous documents ayant « favorites » contenant la valeur « beer » ou  « pretzels ».</text:p>
      <text:p text:style-name="Code">&gt; db.accounts.find({favorites : { $in : ["pretzels","beer"]} })</text:p>
      <text:h text:style-name="Heading_20_2" text:outline-level="2">Requête avec la notation  «.»</text:h>
      <text:p text:style-name="Code">&gt; db.users.find({"email.work" : "<text:a xlink:type="simple" xlink:href="mailto:richard@yahoo.fr" text:style-name="Internet_20_link" text:visited-style-name="Visited_20_Internet_20_Link">richard@yahoo.fr</text:a>"})</text:p>
      <text:h text:style-name="Heading_20_2" text:outline-level="2">$unset</text:h>
      <text:p text:style-name="P24">Retire un champ d’un document</text:p>
      <text:p text:style-name="Code">&gt; db.people.update({name: "Jones"},{$unset : {profession : 1}})</text:p>
      <text:h text:style-name="Heading_20_2" text:outline-level="2">$push</text:h>
      <text:p text:style-name="Text_20_body">Ajouter un élément a un tableau.</text:p>
      <text:p text:style-name="Code">&gt; db.arrays.update({_id:0 },{$push : {a:6}})</text:p>
      <text:h text:style-name="Heading_20_2" text:outline-level="2">$pop</text:h>
      <text:p text:style-name="P25">Supprimer le dernier élément d’un tableau.</text:p>
      <text:p text:style-name="Code">&gt; db.arrays.update({_id:0 },{$pop : {a:1}})</text:p>
      <text:p text:style-name="Text_20_body">Supprimer le premier élément d’un tableau.</text:p>
      <text:p text:style-name="Code">&gt; db.arrays.update({_id:0 },{$pop : {a:-1}})</text:p>
      <text:h text:style-name="Heading_20_2" text:outline-level="2">$pushAll</text:h>
      <text:p text:style-name="P25">Ajouter plusieurs éléments </text:p>
      <text:p text:style-name="Code">&gt; db.arrays.update({_id:0 },{$pushAll : { a: [7, 8, 9] }})</text:p>
      <text:h text:style-name="P4" text:outline-level="2">$pullAll</text:h>
      <text:p text:style-name="P25">Enlever plusieurs éléments d’un <text:s/>coup.</text:p>
      <text:p text:style-name="Code">&gt; db.arrays.update({_id:0 },{$pullAll : { a: [2,4,8] }})</text:p>
      <text:h text:style-name="Heading_20_2" text:outline-level="2"><text:soft-page-break/>$addToSet</text:h>
      <text:p text:style-name="P25">Ajouter un élément que si absent dans le tableau.</text:p>
      <text:p text:style-name="Code">&gt; db.arrays.update({_id:0 },{$addToSet : { a: 5 }})</text:p>
      <text:h text:style-name="Heading_20_1" text:outline-level="1">Performance</text:h>
      <text:h text:style-name="Heading_20_2" text:outline-level="2">.<text:span text:style-name="T10">e</text:span>xplain()</text:h>
      <text:p text:style-name="P26">Les résultats d'explication présentent les plans de requête sous la forme d'un arbre d'étapes.</text:p>
      <text:list xml:id="list3305511908036079514" text:style-name="L5">
        <text:list-item>
          <text:p text:style-name="P28"><text:span text:style-name="T11">COLLSCAN parcours de toutes une collection</text:span></text:p>
        </text:list-item>
        <text:list-item>
          <text:p text:style-name="P28"><text:span text:style-name="T11">IXSCAN scan par index (pas de parcours de collection)</text:span></text:p>
        </text:list-item>
        <text:list-item>
          <text:p text:style-name="P28"><text:span text:style-name="T11">FETCH retrouver le document</text:span></text:p>
        </text:list-item>
      </text:list>
      <text:list xml:id="list2117568248058890969" text:style-name="L4">
        <text:list-item>
          <text:p text:style-name="P27"><text:span text:style-name="T11">SHARD_MERGE merge les résultats</text:span></text:p>
        </text:list-item>
      </text:list>
      <text:p text:style-name="P26">QueryPlanner : L’informations détaille le plan sélectionné par l'optimiseur de requête.</text:p>
      <text:p text:style-name="P26">ExecutionStats :L'information d'exécutionStats renvoyée détaille l'exécution du plan.</text:p>
      <text:p text:style-name="Code">&gt; db.students.find({name:"aimee Zank"}).explain("executionStats")</text:p>
      <text:p text:style-name="P34"><text:tab/>"executionStats" : {</text:p>
      <text:p text:style-name="P34"><text:tab/><text:tab/>"executionSuccess" : true,</text:p>
      <text:p text:style-name="P34"><text:tab/><text:tab/>"nReturned" : 2,</text:p>
      <text:p text:style-name="P34"><text:tab/><text:tab/>"executionTimeMillis" : 0,</text:p>
      <text:p text:style-name="P34"><text:tab/><text:tab/>"totalKeysExamined" : 0,</text:p>
      <text:p text:style-name="P34"><text:tab/><text:tab/>"totalDocsExamined" : 200,</text:p>
      <text:p text:style-name="P34"><text:tab/><text:tab/>"executionStages" : {</text:p>
      <text:p text:style-name="P34"><text:tab/><text:tab/><text:tab/>"stage" : "COLLSCAN",</text:p>
      <text:p text:style-name="P34"><text:tab/><text:tab/><text:tab/>"filter" : {</text:p>
      <text:p text:style-name="P34"><text:tab/><text:tab/><text:tab/><text:tab/>"name" : {</text:p>
      <text:p text:style-name="P34"><text:tab/><text:tab/><text:tab/><text:tab/><text:tab/>"$eq" : "aimee Zank"</text:p>
      <text:p text:style-name="P34"><text:tab/><text:tab/><text:tab/><text:tab/>}</text:p>
      <text:p text:style-name="P34"><text:tab/><text:tab/><text:tab/>},</text:p>
      <text:p text:style-name="P34"><text:tab/><text:tab/><text:tab/>"nReturned" : 2,</text:p>
      <text:p text:style-name="P34"><text:tab/><text:tab/><text:tab/>"executionTimeMillisEstimate" : 0,</text:p>
      <text:p text:style-name="P34"><text:tab/><text:tab/><text:tab/>"works" : 202,</text:p>
      <text:p text:style-name="P34"><text:tab/><text:tab/><text:tab/>"advanced" : 2,</text:p>
      <text:p text:style-name="P34"><text:tab/><text:tab/><text:tab/>"needTime" : 199,</text:p>
      <text:p text:style-name="P34"><text:tab/><text:tab/><text:tab/>"needYield" : 0,</text:p>
      <text:p text:style-name="P34"><text:tab/><text:tab/><text:tab/>"saveState" : 1,</text:p>
      <text:p text:style-name="P34"><text:tab/><text:tab/><text:tab/>"restoreState" : 1,</text:p>
      <text:p text:style-name="P34"><text:tab/><text:tab/><text:tab/>"isEOF" : 1,</text:p>
      <text:p text:style-name="P34"><text:tab/><text:tab/><text:tab/>"invalidates" : 0,</text:p>
      <text:p text:style-name="P34"><text:tab/><text:tab/><text:tab/>"direction" : "forward",</text:p>
      <text:p text:style-name="P34"><text:tab/><text:tab/><text:tab/>"docsExamined" : 200</text:p>
      <text:p text:style-name="P34"><text:tab/><text:tab/>}</text:p>
      <text:p text:style-name="P29">Ici, la requête à parcouru 200 documents pour en retourner 2.</text:p>
      <text:h text:style-name="Heading_20_2" text:outline-level="2"><text:soft-page-break/>Création d’index</text:h>
      <text:p text:style-name="Code">&gt; db.students.ensureIndex({name:1})</text:p>
      <text:p text:style-name="P2">&gt; db.students.find({name:"aimee Zank"}).explain("executionStats")</text:p>
      <text:p text:style-name="P34">"executionStats" : {</text:p>
      <text:p text:style-name="P34"><text:tab/><text:tab/>"executionSuccess" : true,</text:p>
      <text:p text:style-name="P34"><text:tab/><text:tab/>"nReturned" : 2,</text:p>
      <text:p text:style-name="P34"><text:tab/><text:tab/>"executionTimeMillis" : 0,</text:p>
      <text:p text:style-name="P34"><text:tab/><text:tab/>"totalKeysExamined" : 2,</text:p>
      <text:p text:style-name="P34"><text:tab/><text:tab/>"totalDocsExamined" : 2,</text:p>
      <text:p text:style-name="P34"><text:tab/><text:tab/>"executionStages" : {</text:p>
      <text:p text:style-name="P34"><text:tab/><text:tab/><text:tab/>"stage" : "FETCH",</text:p>
      <text:p text:style-name="P34"><text:tab/><text:tab/><text:tab/>"nReturned" : 2,</text:p>
      <text:p text:style-name="P34"><text:tab/><text:tab/><text:tab/>"executionTimeMillisEstimate" : 0,</text:p>
      <text:p text:style-name="P34"><text:tab/><text:tab/><text:tab/>"works" : 3,</text:p>
      <text:p text:style-name="P34"><text:tab/><text:tab/><text:tab/>"advanced" : 2,</text:p>
      <text:p text:style-name="P34"><text:tab/><text:tab/><text:tab/>"needTime" : 0,</text:p>
      <text:p text:style-name="P34"><text:tab/><text:tab/><text:tab/>"needYield" : 0,</text:p>
      <text:p text:style-name="P34"><text:tab/><text:tab/><text:tab/>"saveState" : 0,</text:p>
      <text:p text:style-name="P34"><text:tab/><text:tab/><text:tab/>"restoreState" : 0,</text:p>
      <text:p text:style-name="P34"><text:tab/><text:tab/><text:tab/>"isEOF" : 1,</text:p>
      <text:p text:style-name="P34"><text:tab/><text:tab/><text:tab/>"invalidates" : 0,</text:p>
      <text:p text:style-name="P34"><text:tab/><text:tab/><text:tab/>"docsExamined" : 2,</text:p>
      <text:p text:style-name="P34"><text:tab/><text:tab/><text:tab/>"alreadyHasObj" : 0,</text:p>
      <text:p text:style-name="P34"><text:tab/><text:tab/><text:tab/>"inputStage" : {</text:p>
      <text:p text:style-name="P34"><text:tab/><text:tab/><text:tab/><text:tab/>"stage" : "IXSCAN",</text:p>
      <text:p text:style-name="P34"><text:tab/><text:tab/><text:tab/><text:tab/>"nReturned" : 2,</text:p>
      <text:p text:style-name="P34"><text:tab/><text:tab/><text:tab/><text:tab/>"executionTimeMillisEstimate" : 0,</text:p>
      <text:p text:style-name="P34"><text:tab/><text:tab/><text:tab/><text:tab/>"works" : 3,</text:p>
      <text:p text:style-name="P34"><text:tab/><text:tab/><text:tab/><text:tab/>"advanced" : 2,</text:p>
      <text:p text:style-name="P34"><text:tab/><text:tab/><text:tab/><text:tab/>"needTime" : 0,</text:p>
      <text:p text:style-name="P34"><text:tab/><text:tab/><text:tab/><text:tab/>"needYield" : 0,</text:p>
      <text:p text:style-name="P34"><text:tab/><text:tab/><text:tab/><text:tab/>"saveState" : 0,</text:p>
      <text:p text:style-name="P34"><text:tab/><text:tab/><text:tab/><text:tab/>"restoreState" : 0,</text:p>
      <text:p text:style-name="P34"><text:tab/><text:tab/><text:tab/><text:tab/>"isEOF" : 1,</text:p>
      <text:p text:style-name="P34"><text:tab/><text:tab/><text:tab/><text:tab/>"invalidates" : 0,</text:p>
      <text:p text:style-name="P34"><text:tab/><text:tab/><text:tab/><text:tab/>"keyPattern" : {</text:p>
      <text:p text:style-name="P34"><text:tab/><text:tab/><text:tab/><text:tab/><text:tab/>"name" : 1</text:p>
      <text:p text:style-name="P34"><text:tab/><text:tab/><text:tab/><text:tab/>},</text:p>
      <text:p text:style-name="P30">Ici, grâce à l’index, la requête n’a parcouru que 2 éléments pour en retourner 2.</text:p>
      <text:h text:style-name="Heading_20_2" text:outline-level="2">Lister les index d’une collection</text:h>
      <text:p text:style-name="Code">&gt; db.students.getIndexes()</text:p>
      <text:h text:style-name="Heading_20_2" text:outline-level="2">Supprimer un index</text:h>
      <text:p text:style-name="P3">&gt; db.students.dropIndex({name:1})</text:p>
      <text:h text:style-name="P5" text:outline-level="2">MultyKey index</text:h>
      <text:p text:style-name="Code">&gt; db.foo.ensureIndex({a:1,b:1})</text:p>
      <text:h text:style-name="Heading_20_2" text:outline-level="2"><text:soft-page-break/>Option sur la création d’index : unique</text:h>
      <text:p text:style-name="Code">&gt; db.stuff.ensureIndex({thing:1},{unique:1})</text:p>
      <text:h text:style-name="Heading_20_2" text:outline-level="2">Option sur la création d’index : sparse</text:h>
      <text:p text:style-name="Code">&gt; db.produits.ensureIndex({size:1},{unique:true, sparse:true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>
      <loext:graphic-properties draw:fill="solid" draw:fill-color="#cccccc" draw:fill-image-width="0cm" draw:fill-image-height="0cm"/>
      <style:paragraph-properties fo:background-color="#cccccc" style:writing-mode="page"/>
      <style:text-properties officeooo:rsid="0014d051" fo:background-color="#cccccc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te" style:family="paragraph" style:parent-style-name="Text_20_body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itation" style:family="paragraph" style:parent-style-name="Text_20_body">
      <loext:graphic-properties draw:fill="solid" draw:fill-color="#eeeeee" draw:fill-image-width="0cm" draw:fill-image-height="0cm"/>
      <style:paragraph-properties fo:background-color="#eeeeee" style:writing-mode="page"/>
      <style:text-properties style:font-name="Bitstream Charter" fo:font-family="'Bitstream Charter'" style:font-pitch="variable" fo:font-size="10pt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1:44:34.166150223</meta:creation-date>
    <dc:date>2018-01-22T16:17:33.398512012</dc:date>
    <meta:editing-duration>PT1H16M46S</meta:editing-duration>
    <meta:editing-cycles>11</meta:editing-cycles>
    <meta:generator>LibreOffice/5.2.7.2$Linux_X86_64 LibreOffice_project/20m0$Build-2</meta:generator>
    <meta:document-statistic meta:table-count="2" meta:image-count="0" meta:object-count="0" meta:page-count="8" meta:paragraph-count="280" meta:word-count="933" meta:character-count="7092" meta:non-whitespace-character-count="6255"/>
  </office:meta>
</office:document-meta>
</file>